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3.179cm" style:rel-column-width="12252*"/>
    </style:style>
    <style:style style:name="TraduccionesMásDifícilesYTécnicasUtilizadas.B" style:family="table-column">
      <style:table-column-properties style:column-width="11.056cm" style:rel-column-width="42620*"/>
    </style:style>
    <style:style style:name="TraduccionesMásDifícilesYTécnicasUtilizadas.C" style:family="table-column">
      <style:table-column-properties style:column-width="2.766cm" style:rel-column-width="10663*"/>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fo:background-color="transparent" style:shadow="none">
        <style:background-image/>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Desarrollo Web Ágil con Rails (Redacción)</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3</text:user-defined></text:p>
          </table:table-cell>
          <table:table-cell table:style-name="Versiones.B2" office:value-type="string">
            <text:p text:style-name="P12">Código de ejemplo copiado</text:p>
          </table:table-cell>
        </table:table-row>
        <table:table-row>
          <table:table-cell table:style-name="Versiones.A2" office:value-type="string">
            <text:p text:style-name="P10">0.2</text:p>
          </table:table-cell>
          <table:table-cell table:style-name="Versiones.B2" office:value-type="string">
            <text:p text:style-name="P12">Avanzando en la traducción</text:p>
          </table:table-cell>
        </table:table-row>
        <table:table-row>
          <table:table-cell table:style-name="Versiones.A2" office:value-type="string">
            <text:p text:style-name="P10">0.1</text:p>
          </table:table-cell>
          <table:table-cell table:style-name="Versiones.B2" office:value-type="string">
            <text:p text:style-name="P12">Empezando la redacción</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Introducción<text:tab/>3</text:p>
          <text:p text:style-name="P16">2. Traducción del texto<text:tab/>3</text:p>
          <text:p text:style-name="P16">3. Traducciones más difíciles y técnicas de traducción utilizadas<text:tab/>3</text:p>
        </text:index-body>
      </text:table-of-content>
      <text:p text:style-name="P14"/>
      <text:section text:style-name="Sect4" text:name="Área2">
        <text:h text:style-name="P15" text:outline-level="1">1. Introducción</text:h>
        <text:p text:style-name="Text_20_body">El texto que se traduce en esta redacción se ha tomado del libro “Agile Web Development with Rails” de la editorial “The Pragmatic Programmers”. En concreto, para facilitar la lectura, se ha tomado el capítulo 1.</text:p>
        <text:p text:style-name="Text_20_body"/>
        <text:h text:style-name="Heading_20_1" text:outline-level="1">2. Traducción del texto</text:h>
        <text:p text:style-name="P7">Capítulo 1</text:p>
        <text:p text:style-name="P7">Introducción</text:p>
        <text:p text:style-name="P7">Ruby on Rails es un infraestructura software que facilita el desarrollo, despliegue y mantenimiento de aplicaciones web. Durante los meses <text:span text:style-name="T3">siguientes</text:span> a su lanzamiento inicial, Rails pasó de ser un desconocido a un fenómeno mundial. Ha ganado premios y, <text:s/>lo más importante, se ha convertido en la infraestructura software elegida para la implementación de las llamadas aplicaciones de la Web 2.0. No es sólo una moda entre los hackers avanzados ya que muchas compañías internacionales están usando Rails para crear sus aplicaciones web.</text:p>
        <text:p text:style-name="P7"/>
        <text:p text:style-name="P7">¿Por qué <text:span text:style-name="T3">ocurre</text:span> eso? Puede ser por muchas razones.</text:p>
        <text:p text:style-name="P7"/>
        <text:p text:style-name="P7">En primer lugar, parece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7"/>
        <text:p text:style-name="P7">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7"/>
        <text:p text:style-name="P7">Por ejemplo, todas las aplicaciones en Rails están implementadas usando el paradigma Modelo-Vista-Controlador (MVC). Los desarrolladores de Java están usando infraestructuras software tales como Tapestry y Structs, que están basados en MVC. Pero Rails lleva MVC más lejos: cuando desarrollas en Rails, hay un sitio para cada parte de código y todas los componentes de tu aplicación interactuan de una manera común. Es como si empezara con el esqueleto de una aplicación siempre preparado.</text:p>
        <text:p text:style-name="P7"/>
        <text:p text:style-name="P7">Los programadores profesionales escriben pruebas y otra vez Rails lo permite. Todas las aplicaciones en Rails son compatibles con las pruebas. Cuando añades una funcionalidad al código, automaticamente Rails crea unos interfaces para verificar dicha funcionalidad. La infraestructura software hace fácil comprobar aplicaciones y como las aplicaciones en Rails suelen ser verificadas.</text:p>
        <text:p text:style-name="P7"/>
        <text:p text:style-name="P7"><text:soft-page-break/>Las aplicaciones en Rails están escritas en Ruby, un moderno lenguaje de guiones con orientación a objetos. Ruby es conciso sin ser ilegible – puede expresar ideas con naturalidad y limpieza en código Ruby, esto hace que los programas sean fáciles de escribir y (lo que es más importante) leer meses más tarde.</text:p>
        <text:p text:style-name="P7"/>
        <text:p text:style-name="P7">Rails lleva a Ruby al límite, extendié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7"/>
        <text:p text:style-name="P7">class Proyecto &lt; ActiveRecord::Base</text:p>
        <text:p text:style-name="P7"><text:tab/>pertenece_a<text:tab/><text:tab/><text:tab/>:carpeta</text:p>
        <text:p text:style-name="P7"><text:tab/>tiene_un<text:tab/><text:tab/><text:tab/>:director_del_proyecto</text:p>
        <text:p text:style-name="P7"><text:tab/>tiene_muchos<text:tab/><text:tab/><text:tab/>:hitos</text:p>
        <text:p text:style-name="P7"><text:tab/>tiene_muchas<text:tab/><text:tab/><text:tab/>:entregas, :durante =&gt; :hitos</text:p>
        <text:p text:style-name="P7"><text:tab/>validar_la_presencia_de<text:tab/>:nombre, :descripción</text:p>
        <text:p text:style-name="P7"><text:tab/>validar_la_aceptación_de<text:tab/>:acuerdo_de_confidencialidad</text:p>
        <text:p text:style-name="P7"><text:tab/>validar_la_unicidad_de<text:tab/>:nombre_corto</text:p>
        <text:p text:style-name="P7">end</text:p>
        <text:p text:style-name="P7"/>
        <text:p text:style-name="P7">Los desarrolladores que vienen a Rails encontrarán además una fuerte base filosófica. El diseño de Rails ha sido basado en un par de conceptos claves: DRY y el acuerdo entre</text:p>
        <text:p text:style-name="P7"/>
        <text:h text:style-name="Heading_20_1" text:outline-level="1">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infraestru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unknown toy</text:p>
            </table:table-cell>
            <table:table-cell table:style-name="TraduccionesMásDifícilesYTécnicasUtilizadas.A2" office:value-type="string">
              <text:p text:style-name="Table_20_Contents">desconocido</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ext:soft-page-break/>
          <table:table-row>
            <table:table-cell table:style-name="TraduccionesMásDifícilesYTécnicasUtilizadas.A2" office:value-type="string">
              <text:p text:style-name="Table_20_Contents">their job was just 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ext:soft-page-break/>to perform tasks 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text:soft-page-break/>en ficheros de configuración externos dentro del código<text:span text:style-name="T4">.</text:span></text:p>
            </table:table-cell>
            <table:table-cell table:style-name="TraduccionesMásDifícilesYTécnicasUtilizadas.C2" office:value-type="string">
              <text:p text:style-name="Table_20_Contents">modulación y <text:soft-page-break/>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underpinning</text:p>
            </table:table-cell>
            <table:table-cell table:style-name="TraduccionesMásDifícilesYTécnicasUtilizadas.A2" office:value-type="string">
              <text:p text:style-name="Table_20_Contents">base</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
        <text:p text:style-name="Table">Tabla <text:sequence text:ref-name="refTable0" text:name="Table" text:formula="ooow:Table+1" style:num-format="1">1</text:sequence>.: Traducciones más difíciles y técnicas de traducción utilizad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19-XII-07</text:user-defined></text:span></text:p>
          <text:p text:style-name="P4"><text:span text:style-name="T1">Versión: </text:span><text:span text:style-name="T1"><text:user-defined text:name="Versión">0.3</text:user-defined></text:span></text:p>
          <text:p text:style-name="P4"><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20T00:34:01</dc:date>
    <meta:keyword>Redacción</meta:keyword>
    <meta:keyword>Rails</meta:keyword>
    <meta:keyword>Ruby On Rails</meta:keyword>
    <meta:keyword>Ruby</meta:keyword>
    <meta:keyword>Web</meta:keyword>
    <meta:keyword>traducción de textos Rosario Plaza rplaza@fi.upm.es</meta:keyword>
    <meta:editing-cycles>555</meta:editing-cycles>
    <meta:editing-duration>P1DT2H47M53S</meta:editing-duration>
    <meta:user-defined meta:name="Autor">Rubén Paje del Pino</meta:user-defined>
    <meta:user-defined meta:name="Versión">0.3</meta:user-defined>
    <meta:user-defined meta:name="Texto">15</meta:user-defined>
    <meta:user-defined meta:name="Última Revisión">19-XII-07</meta:user-defined>
    <meta:document-statistic meta:table-count="2" meta:image-count="0" meta:object-count="0" meta:page-count="6" meta:paragraph-count="119" meta:word-count="994" meta:character-count="6523"/>
  </office:meta>
</office:document-meta>
</file>